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1791in" svg:y="0.1453in">
            <draw:object draw:notify-on-update-of-ranges="Sheet1.C1:Sheet1.C1 Sheet1.C2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核心数</text:p>
          </table:table-cell>
          <table:table-cell office:value-type="string" calcext:value-type="string">
            <text:p>耗时</text:p>
          </table:table-cell>
          <table:table-cell office:value-type="string" calcext:value-type="string">
            <text:p>加速比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973178603" calcext:value-type="float">
            <text:p>221973178603</text:p>
          </table:table-cell>
          <table:table-cell table:formula="of:=[.B2]/[.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8448341739" calcext:value-type="float">
            <text:p>148448341739</text:p>
          </table:table-cell>
          <table:table-cell table:formula="of:=[.B2]/[.B3]" office:value-type="float" office:value="1.49528904131021" calcext:value-type="float">
            <text:p>1.49528904131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196600647" calcext:value-type="float">
            <text:p>92196600647</text:p>
          </table:table-cell>
          <table:table-cell table:formula="of:=[.B2]/[.B4]" office:value-type="float" office:value="2.4076069729825" calcext:value-type="float">
            <text:p>2.40760697298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844402001" calcext:value-type="float">
            <text:p>62844402001</text:p>
          </table:table-cell>
          <table:table-cell table:formula="of:=[.B2]/[.B5]" office:value-type="float" office:value="3.53210741983777" calcext:value-type="float">
            <text:p>3.532107419837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026216728" calcext:value-type="float">
            <text:p>34026216728</text:p>
          </table:table-cell>
          <table:table-cell table:formula="of:=[.B2]/[.B6]" office:value-type="float" office:value="6.52359268670441" calcext:value-type="float">
            <text:p>6.523592686704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586149586" calcext:value-type="float">
            <text:p>23586149586</text:p>
          </table:table-cell>
          <table:table-cell table:formula="of:=[.B2]/[.B7]" office:value-type="float" office:value="9.41116640482753" calcext:value-type="float">
            <text:p>9.411166404827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68101648" calcext:value-type="float">
            <text:p>18568101648</text:p>
          </table:table-cell>
          <table:table-cell table:formula="of:=[.B2]/[.B8]" office:value-type="float" office:value="11.9545434859739" calcext:value-type="float">
            <text:p>11.95454348597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663536649" calcext:value-type="float">
            <text:p>14663536649</text:p>
          </table:table-cell>
          <table:table-cell table:formula="of:=[.B2]/[.B9]" office:value-type="float" office:value="15.1377654597493" calcext:value-type="float">
            <text:p>15.13776545974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9">00/00/0000</text:date>, <text:time style:data-style-name="N2" text:time-value="13:02:12.058095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9T13:02:16.954405739</meta:creation-date>
    <meta:editing-duration>PT24S</meta:editing-duration>
    <meta:editing-cycles>2</meta:editing-cycles>
    <meta:generator>LibreOffice/6.4.7.2$Linux_AARCH64 LibreOffice_project/40$Build-2</meta:generator>
    <dc:date>2023-04-29T13:02:36.606119455</dc:date>
    <meta:document-statistic meta:table-count="1" meta:cell-count="2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24cm" svg:y="4.148cm" style:legend-expansion="high" chart:style-name="ch2"/>
        <chart:plot-area chart:style-name="ch3" table:cell-range-address="Sheet1.C1:Sheet1.C9" chart:data-source-has-labels="row" svg:x="0.32cm" svg:y="0.18cm" svg:width="12.984cm" svg:height="8.64cm">
          <chartooo:coordinate-region svg:x="0.756cm" svg:y="0.379cm" svg:width="12.2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9" chart:label-cell-address="Sheet1.C1:Sheet1.C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加速比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528904131021">
                <text:p>1.49528904131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076069729825">
                <text:p>2.4076069729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3210741983777">
                <text:p>3.53210741983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2359268670441">
                <text:p>6.52359268670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41116640482753">
                <text:p>9.4111664048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9545434859739">
                <text:p>11.9545434859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377654597493">
                <text:p>15.13776545974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AARCH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